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d60" officeooo:paragraph-rsid="00146d60" fo:background-color="#fff200"/>
    </style:style>
    <style:style style:name="P2" style:family="paragraph" style:parent-style-name="Standard">
      <style:text-properties officeooo:rsid="00146d60" officeooo:paragraph-rsid="00146d60" fo:background-color="transparent"/>
    </style:style>
    <style:style style:name="P3" style:family="paragraph" style:parent-style-name="Standard">
      <style:text-properties officeooo:rsid="0015d78c" officeooo:paragraph-rsid="0015d78c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rsid="0015d78c" officeooo:paragraph-rsid="0015d78c" fo:background-color="transparent"/>
    </style:style>
    <style:style style:name="P5" style:family="paragraph" style:parent-style-name="Standard">
      <style:text-properties style:text-underline-style="solid" style:text-underline-width="auto" style:text-underline-color="font-color" officeooo:rsid="00146d60" officeooo:paragraph-rsid="00146d60" fo:background-color="#fff2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BRE LA INICIALIZACIÓN SEGUN RANGOS DE EDAD:</text:p>
      <text:p text:style-name="P5"/>
      <text:p text:style-name="P2">Sólo hay datos desglosados por franjas de esas para los años 2003, 2010 y 2021. Para dichos años, también están disponibles los datos de natalidad y mortalidad. No están disponibles los datos relativos a la variable SALDOTT, ALTAS Y BABAS de <text:s/>EXCEL_03, que abarcan los años comprendidos entre 2012 y 2020 (incluidos)</text:p>
      <text:p text:style-name="P2"/>
      <text:p text:style-name="P3">Si inicializamos con los datos disponibles según rangos de edad, hay que quitar lo de men_init, women_init….</text:p>
      <text:p text:style-name="P4"/>
      <text:p text:style-name="P3"><text:span text:style-name="T1">ACTUALMENTE, data_aumentada_years contine la inicializacion por rangos de edad correspondiente al </text:span><text:span text:style-name="T2">año</text:span><text:span text:style-name="T1"> 2010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09:18:29.895302721</meta:creation-date>
    <dc:date>2022-03-29T19:14:15.251487857</dc:date>
    <meta:editing-duration>PT5H2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9" meta:character-count="576" meta:non-whitespace-character-count="490"/>
  </office:meta>
</office:document-meta>
</file>